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2" svg:font-family="'LM Mono 12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subtitle">
      <style:graphic-properties draw:fill-color="#ffffff" fo:min-height="16.508cm"/>
    </style:style>
    <style:style style:name="pr7" style:family="presentation" style:parent-style-name="Default-outline1">
      <style:graphic-properties fo:min-height="5.559cm"/>
    </style:style>
    <style:style style:name="pr8" style:family="presentation" style:parent-style-name="Default-title">
      <style:graphic-properties draw:auto-grow-height="true" fo:min-height="7.907cm"/>
    </style:style>
    <style:style style:name="pr9" style:family="presentation" style:parent-style-name="Default-title">
      <style:graphic-properties fo:min-height="2.744cm"/>
    </style:style>
    <style:style style:name="pr10" style:family="presentation" style:parent-style-name="Default-title">
      <style:graphic-properties fo:min-height="2.49cm"/>
    </style:style>
    <style:style style:name="pr11" style:family="presentation" style:parent-style-name="Default-subtitle">
      <style:graphic-properties draw:fill-color="#ffffff" fo:min-height="7.366cm"/>
    </style:style>
    <style:style style:name="pr12" style:family="presentation" style:parent-style-name="Default-title">
      <style:graphic-properties fo:min-height="6.858cm"/>
    </style:style>
    <style:style style:name="pr13" style:family="presentation" style:parent-style-name="Default-title">
      <style:graphic-properties draw:stroke="solid" fo:min-height="5.588cm"/>
    </style:style>
    <style:style style:name="P1" style:family="paragraph">
      <style:text-properties fo:font-size="20pt"/>
    </style:style>
    <style:style style:name="P2" style:family="paragraph">
      <style:paragraph-properties fo:text-align="start"/>
      <style:text-properties style:font-name="LM Mono 12" fo:font-size="32pt" style:font-size-asian="32pt" style:font-size-complex="32pt"/>
    </style:style>
    <style:style style:name="P3" style:family="paragraph">
      <style:paragraph-properties fo:text-align="start"/>
      <style:text-properties style:font-name="LM Mono 12" fo:font-size="28pt" style:font-size-asian="28pt" style:font-size-complex="28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text-align="start"/>
      <style:text-properties style:font-name="LM Mono 12" fo:font-size="22pt" style:font-size-asian="22pt" style:font-size-complex="22pt"/>
    </style:style>
    <style:style style:name="P6" style:family="paragraph">
      <style:paragraph-properties fo:text-align="start"/>
      <style:text-properties style:font-name="LM Mono 12"/>
    </style:style>
    <style:style style:name="P7" style:family="paragraph">
      <style:text-properties fo:color="#ff0000"/>
    </style:style>
    <style:style style:name="P8" style:family="paragraph">
      <style:paragraph-properties fo:margin-top="0.864cm" fo:margin-bottom="0.864cm" fo:text-align="start"/>
      <style:text-properties fo:color="#000000" fo:font-size="32pt" style:font-size-asian="32pt" style:font-size-complex="32pt"/>
    </style:style>
    <style:style style:name="P9" style:family="paragraph">
      <style:paragraph-properties fo:text-align="start"/>
      <style:text-properties fo:color="#000000" fo:font-size="32pt" style:font-size-asian="32pt" style:font-size-complex="32pt"/>
    </style:style>
    <style:style style:name="P10" style:family="paragraph">
      <style:text-properties fo:color="#ff3333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LM Mono 12" fo:font-size="24pt" style:font-size-asian="24pt" style:font-size-complex="24pt"/>
    </style:style>
    <style:style style:name="P13" style:family="paragraph">
      <style:paragraph-properties fo:text-align="start"/>
      <style:text-properties fo:font-size="18pt" style:font-size-asian="18pt" style:font-size-complex="18pt"/>
    </style:style>
    <style:style style:name="P14" style:family="paragraph">
      <style:text-properties fo:color="#ff0000" fo:font-size="40pt" style:font-size-asian="40pt" style:font-size-complex="40pt"/>
    </style:style>
    <style:style style:name="T1" style:family="text">
      <style:text-properties style:font-name="LM Mono 12" fo:font-size="32pt" style:font-size-asian="32pt" style:font-size-complex="32pt"/>
    </style:style>
    <style:style style:name="T2" style:family="text">
      <style:text-properties style:font-name="LM Mono 12" fo:font-size="28pt" style:font-size-asian="28pt" style:font-size-complex="2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style:font-name="LM Mono 12" fo:font-size="22pt" style:font-size-asian="22pt" style:font-size-complex="22pt"/>
    </style:style>
    <style:style style:name="T5" style:family="text">
      <style:text-properties style:font-name="LM Mono 12"/>
    </style:style>
    <style:style style:name="T6" style:family="text">
      <style:text-properties fo:color="#000000" style:font-name="LM Mono 12"/>
    </style:style>
    <style:style style:name="T7" style:family="text">
      <style:text-properties fo:color="#ff3300" style:font-name="LM Mono 12"/>
    </style:style>
    <style:style style:name="T8" style:family="text">
      <style:text-properties fo:color="#ff0000"/>
    </style:style>
    <style:style style:name="T9" style:family="text">
      <style:text-properties fo:color="#000000" fo:font-size="32pt" style:font-size-asian="32pt" style:font-size-complex="32pt"/>
    </style:style>
    <style:style style:name="T10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color="#ff3333"/>
    </style:style>
    <style:style style:name="T13" style:family="text">
      <style:text-properties fo:color="#ff3333" style:font-name="LM Mono 12" fo:font-size="32pt" style:font-size-asian="32pt" style:font-size-complex="32pt"/>
    </style:style>
    <style:style style:name="T14" style:family="text">
      <style:text-properties style:font-name="LM Mono 12" fo:font-size="24pt" style:font-size-asian="24pt" style:font-size-complex="24pt"/>
    </style:style>
    <style:style style:name="T15" style:family="text">
      <style:text-properties fo:color="#3333ff" style:font-name="LM Mono 12" fo:font-size="24pt" style:font-size-asian="24pt" style:font-size-complex="24pt"/>
    </style:style>
    <style:style style:name="T16" style:family="text">
      <style:text-properties fo:color="#0000ff" style:font-name="LM Mono 12" fo:font-size="24pt" style:font-size-asian="24pt" style:font-size-complex="24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color="#ff0000" fo:font-size="40pt" style:font-size-asian="40pt" style:font-size-complex="40pt"/>
    </style:style>
    <style:style style:name="T19" style:family="text">
      <style:text-properties fo:color="#ff0000" style:font-name="LM Mono 12" fo:font-size="24pt" style:font-size-asian="24pt" style:font-size-complex="24pt"/>
    </style:style>
    <style:style style:name="T20" style:family="text">
      <style:text-properties fo:color="#007826" style:font-name="LM Mono 12" fo:font-size="24pt" style:font-size-asian="24pt" style:font-size-complex="24pt"/>
    </style:style>
    <style:style style:name="T21" style:family="text">
      <style:text-properties fo:color="#0000cc" style:font-name="LM Mono 12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Лекция 1, часть 1</text:p>
          </draw:text-box>
        </draw:frame>
        <draw:frame presentation:style-name="pr2" draw:layer="layout" svg:width="25.199cm" svg:height="12.179cm" svg:x="1.4cm" svg:y="6.096cm" presentation:class="outline" presentation:user-transformed="true">
          <draw:text-box>
            <text:list text:style-name="L2">
              <text:list-item>
                <text:p>Повторение шаблонных функций</text:p>
              </text:list-item>
              <text:list-item>
                <text:p>Особенности обобщенного программирования</text:p>
              </text:list-item>
              <text:list-item>
                <text:p>Перегрузка шаблонных функций</text:p>
              </text:list-item>
              <text:list-item>
                <text:p>Два полиморфизм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Шаблонные функции max и min</text:p>
          </draw:text-box>
        </draw:frame>
        <draw:frame presentation:style-name="pr5" draw:text-style-name="P2" draw:layer="layout" svg:width="24.762cm" svg:height="13.528cm" svg:x="1.654cm" svg:y="5.08cm" presentation:class="subtitle" presentation:user-transformed="true">
          <draw:text-box>
            <text:p text:style-name="P2"><text:span text:style-name="T1">template &lt;class T&gt; const T&amp;</text:span></text:p>
            <text:p text:style-name="P2"><text:span text:style-name="T1">max (const T &amp;x, const T &amp;y) {</text:span></text:p>
            <text:p text:style-name="P2"><text:span text:style-name="T1"><text:s text:c="2"/></text:span><text:span text:style-name="T1">return ((x &gt; y) ? x : y);</text:span></text:p>
            <text:p text:style-name="P2"><text:span text:style-name="T1">}</text:span></text:p>
            <text:p text:style-name="P2"><text:span text:style-name="T1"/></text:p>
            <text:p text:style-name="P2"><text:span text:style-name="T1">template &lt;class T&gt; const T&amp;</text:span></text:p>
            <text:p text:style-name="P2"><text:span text:style-name="T1">min (const T &amp;x, const T &amp;y) {</text:span></text:p>
            <text:p text:style-name="P2"><text:span text:style-name="T1"><text:s text:c="2"/></text:span><text:span text:style-name="T1">return ((x &lt; y) ? x : y);</text:span></text:p>
            <text:p text:style-name="P2"><text:span text:style-name="T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Тестирование – тоже шаблонное</text:p>
          </draw:text-box>
        </draw:frame>
        <draw:frame presentation:style-name="pr5" draw:text-style-name="P3" draw:layer="layout" svg:width="25.199cm" svg:height="13.171cm" svg:x="1.217cm" svg:y="5.334cm" presentation:class="subtitle" presentation:user-transformed="true">
          <draw:text-box>
            <text:p text:style-name="P3"><text:span text:style-name="T2">template &lt;typename T&gt; bool</text:span></text:p>
            <text:p text:style-name="P3"><text:span text:style-name="T2">test_minmax (const T &amp;x, const T &amp;y) {</text:span></text:p>
            <text:p text:style-name="P3"><text:span text:style-name="T2"><text:s text:c="2"/></text:span><text:span text:style-name="T2">assert (x &lt;= y);</text:span></text:p>
            <text:p text:style-name="P3"><text:span text:style-name="T2"><text:s text:c="2"/></text:span><text:span text:style-name="T2">return (min (x, y) == x) &amp;&amp; (max (x, y) == y);</text:span></text:p>
            <text:p text:style-name="P3"><text:span text:style-name="T2">}</text:span></text:p>
            <text:p text:style-name="P3"><text:span text:style-name="T2"/></text:p>
            <text:p text:style-name="P3"><text:span text:style-name="T2">assert(test_minmax (’a’, ’b’));</text:span></text:p>
            <text:p text:style-name="P3"><text:span text:style-name="T2">assert(test_minmax (5, 6));</text:span></text:p>
            <text:p text:style-name="P3"><text:span text:style-name="T2">assert(test_minmax (3.0, 7.2));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4" draw:text-style-name="P4" draw:layer="layout" svg:width="25.778cm" svg:height="3.506cm" svg:x="1.016cm" svg:y="0.304cm" presentation:class="title" presentation:user-transformed="true">
          <draw:text-box>
            <text:p text:style-name="P4"><text:span text:style-name="T3">Но данные могут быть какими угодно?</text:span></text:p>
          </draw:text-box>
        </draw:frame>
        <draw:frame presentation:style-name="pr6" draw:text-style-name="P5" draw:layer="layout" svg:width="25.199cm" svg:height="16.508cm" svg:x="1.4cm" svg:y="3.556cm" presentation:class="subtitle" presentation:user-transformed="true">
          <draw:text-box>
            <text:p text:style-name="P5"><text:span text:style-name="T4">struct Person {</text:span></text:p>
            <text:p text:style-name="P5"><text:span text:style-name="T4"><text:s text:c="2"/></text:span><text:span text:style-name="T4">const char *name_;</text:span></text:p>
            <text:p text:style-name="P5"><text:span text:style-name="T4"><text:s text:c="2"/></text:span><text:span text:style-name="T4">int age_;</text:span></text:p>
            <text:p text:style-name="P5"><text:span text:style-name="T4"><text:s text:c="2"/></text:span><text:span text:style-name="T4">Person (const char *name, int age) : </text:span></text:p>
            <text:p text:style-name="P5"><text:span text:style-name="T4"><text:s text:c="6"/></text:span><text:span text:style-name="T4">name_(name), age_(age) {}</text:span></text:p>
            <text:p text:style-name="P5"><text:span text:style-name="T4">};</text:span></text:p>
            <text:p text:style-name="P5"><text:span text:style-name="T4">bool operator &gt; (const Person &amp;lhs, const Person &amp;rhs) {</text:span></text:p>
            <text:p text:style-name="P5"><text:span text:style-name="T4"><text:s text:c="2"/></text:span><text:span text:style-name="T4">return lhs.age_ &gt; rhs.age_;</text:span></text:p>
            <text:p text:style-name="P5"><text:span text:style-name="T4">}</text:span></text:p>
            <text:p text:style-name="P5"><text:span text:style-name="T4">bool operator == (const Person &amp;lhs, const Person &amp;rhs) {</text:span></text:p>
            <text:p text:style-name="P5"><text:span text:style-name="T4"><text:s text:c="2"/></text:span><text:span text:style-name="T4">return (&amp;lhs == &amp;rhs);</text:span></text:p>
            <text:p text:style-name="P5"><text:span text:style-name="T4">}</text:span></text:p>
            <text:p text:style-name="P5"><text:span text:style-name="T4">// other, like &lt;= is !&gt;, &lt; is (&lt;= &amp;&amp; !==), etc.</text:span></text:p>
            <text:p text:style-name="P5"><text:span text:style-name="T4">bool operator &lt;= (const Person &amp;lhs, const Person &amp;rhs);</text:span></text:p>
            <text:p text:style-name="P5"><text:span text:style-name="T4">bool operator &lt; (const Person &amp;lhs, const Person &amp;rhs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4">
        <draw:frame presentation:style-name="pr1" draw:layer="layout" svg:width="25.199cm" svg:height="3.506cm" svg:x="1.4cm" svg:y="1.016cm" presentation:class="title" presentation:user-transformed="true">
          <draw:text-box>
            <text:p>И вроде все хорошо?</text:p>
          </draw:text-box>
        </draw:frame>
        <draw:frame presentation:style-name="pr7" draw:layer="layout" svg:width="25.199cm" svg:height="5.809cm" svg:x="1.4cm" svg:y="5.334cm" presentation:class="outline" presentation:user-transformed="true">
          <draw:text-box>
            <text:p text:style-name="P6"><text:span text:style-name="T5">Person Ivan ("Ivan", 24);</text:span></text:p>
            <text:p text:style-name="P6"><text:span text:style-name="T5">Person Danila ("Danila", 24);</text:span></text:p>
            <text:p text:style-name="P6"><text:span text:style-name="T6">assert (test_minmax (Ivan, Danila));</text:span></text:p>
          </draw:text-box>
        </draw:frame>
        <draw:frame presentation:style-name="pr7" draw:layer="layout" svg:width="25.199cm" svg:height="5.809cm" svg:x="1.4cm" svg:y="11.276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>
        <draw:frame presentation:style-name="pr1" draw:layer="layout" svg:width="25.199cm" svg:height="3.506cm" svg:x="1.4cm" svg:y="1.016cm" presentation:class="title" presentation:user-transformed="true">
          <draw:text-box>
            <text:p>Нет. У нас проблемы:</text:p>
          </draw:text-box>
        </draw:frame>
        <draw:frame presentation:style-name="pr7" draw:layer="layout" svg:width="25.199cm" svg:height="5.809cm" svg:x="1.4cm" svg:y="5.334cm" presentation:class="outline" presentation:user-transformed="true">
          <draw:text-box>
            <text:p text:style-name="P6"><text:span text:style-name="T5">Person Ivan ("Ivan", 24);</text:span></text:p>
            <text:p text:style-name="P6"><text:span text:style-name="T5">Person Danila ("Danila", 24);</text:span></text:p>
            <text:p text:style-name="P6"><text:span text:style-name="T7">assert (test_minmax (Ivan, Danila));</text:span></text:p>
          </draw:text-box>
        </draw:frame>
        <draw:frame presentation:style-name="pr7" draw:layer="layout" svg:width="25.199cm" svg:height="5.809cm" svg:x="1.4cm" svg:y="11.276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8" draw:text-style-name="P7" draw:layer="layout" svg:width="25.199cm" svg:height="7.907cm" svg:x="1.4cm" svg:y="12.159cm" presentation:class="title" presentation:user-transformed="true">
          <draw:text-box>
            <text:p text:style-name="P7"><text:span text:style-name="T8">Но что пошло не так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4">
        <draw:frame presentation:style-name="pr1" draw:layer="layout" svg:width="25.199cm" svg:height="3.506cm" svg:x="1.4cm" svg:y="1.016cm" presentation:class="title" presentation:user-transformed="true">
          <draw:text-box>
            <text:p>Нет. У нас проблемы:</text:p>
          </draw:text-box>
        </draw:frame>
        <draw:frame presentation:style-name="pr7" draw:layer="layout" svg:width="25.199cm" svg:height="5.809cm" svg:x="1.4cm" svg:y="5.334cm" presentation:class="outline" presentation:user-transformed="true">
          <draw:text-box>
            <text:p text:style-name="P6"><text:span text:style-name="T5">Person Ivan ("Ivan", 24);</text:span></text:p>
            <text:p text:style-name="P6"><text:span text:style-name="T5">Person Danila ("Danila", 24);</text:span></text:p>
            <text:p text:style-name="P6"><text:span text:style-name="T7">assert (test_minmax (Ivan, Danila));</text:span></text:p>
          </draw:text-box>
        </draw:frame>
        <draw:frame presentation:style-name="pr7" draw:layer="layout" svg:width="25.199cm" svg:height="5.809cm" svg:x="1.4cm" svg:y="11.276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8" draw:text-style-name="P9" draw:layer="layout" svg:width="25.199cm" svg:height="7.907cm" svg:x="1.4cm" svg:y="12.159cm" presentation:class="title" presentation:user-transformed="true">
          <draw:text-box>
            <text:p text:style-name="P8"><text:span text:style-name="T9">Всё просто: min и max, как они написаны, ведут себя </text:span><text:span text:style-name="T10">нестабильно.</text:span><text:span text:style-name="T10"><text:line-break/></text:span><text:span text:style-name="T10"><text:line-break/></text:span><text:span text:style-name="T10">Стабильное </text:span><text:span text:style-name="T11">преобразование не меняет порядка одинаковых элементов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4" draw:text-style-name="P10" draw:layer="layout" svg:width="25.199cm" svg:height="3.506cm" svg:x="1.4cm" svg:y="0.837cm" presentation:class="title">
          <draw:text-box>
            <text:p text:style-name="P10"><text:span text:style-name="T12">И что же делать?</text:span></text:p>
          </draw:text-box>
        </draw:frame>
        <draw:frame presentation:style-name="pr5" draw:text-style-name="P2" draw:layer="layout" svg:width="24.762cm" svg:height="13.528cm" svg:x="1.654cm" svg:y="5.08cm" presentation:class="subtitle" presentation:user-transformed="true">
          <draw:text-box>
            <text:p text:style-name="P2"><text:span text:style-name="T1">template &lt;class T&gt; const T&amp;</text:span></text:p>
            <text:p text:style-name="P2"><text:span text:style-name="T1">max (const T &amp;x, const T &amp;y) {</text:span></text:p>
            <text:p text:style-name="P2"><text:span text:style-name="T1"><text:s text:c="2"/></text:span><text:span text:style-name="T1">return ((x &gt; y) ? x : y);</text:span></text:p>
            <text:p text:style-name="P2"><text:span text:style-name="T1">}</text:span></text:p>
            <text:p text:style-name="P2"><text:span text:style-name="T1"/></text:p>
            <text:p text:style-name="P2"><text:span text:style-name="T1">template &lt;class T&gt; const T&amp;</text:span></text:p>
            <text:p text:style-name="P2"><text:span text:style-name="T1">min (const T &amp;x, const T &amp;y) {</text:span></text:p>
            <text:p text:style-name="P2"><text:span text:style-name="T1"><text:s text:c="2"/></text:span><text:span text:style-name="T1">return ((x &lt; y) ? x : y);</text:span></text:p>
            <text:p text:style-name="P2"><text:span text:style-name="T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4" draw:text-style-name="P10" draw:layer="layout" svg:width="25.199cm" svg:height="3.506cm" svg:x="1.4cm" svg:y="0.837cm" presentation:class="title">
          <draw:text-box>
            <text:p text:style-name="P10"><text:span text:style-name="T12">И что же делать?</text:span></text:p>
          </draw:text-box>
        </draw:frame>
        <draw:frame presentation:style-name="pr5" draw:text-style-name="P2" draw:layer="layout" svg:width="24.762cm" svg:height="13.528cm" svg:x="1.654cm" svg:y="5.08cm" presentation:class="subtitle" presentation:user-transformed="true">
          <draw:text-box>
            <text:p text:style-name="P2"><text:span text:style-name="T1">template &lt;class T&gt; const T&amp;</text:span></text:p>
            <text:p text:style-name="P2"><text:span text:style-name="T1">max (const T &amp;x, const T &amp;y) {</text:span></text:p>
            <text:p text:style-name="P2"><text:span text:style-name="T1"><text:s text:c="2"/></text:span><text:span text:style-name="T1">return ((x &gt; y) ? x : y);</text:span></text:p>
            <text:p text:style-name="P2"><text:span text:style-name="T1">}</text:span></text:p>
            <text:p text:style-name="P2"><text:span text:style-name="T1"/></text:p>
            <text:p text:style-name="P2"><text:span text:style-name="T1">template &lt;class T&gt; const T&amp;</text:span></text:p>
            <text:p text:style-name="P2"><text:span text:style-name="T1">min (const T &amp;x, const T &amp;y) {</text:span></text:p>
            <text:p text:style-name="P2"><text:span text:style-name="T1"><text:s text:c="2"/></text:span><text:span text:style-name="T1">return ((x </text:span><text:span text:style-name="T13">&lt;=</text:span><text:span text:style-name="T1"> y) ? x : y);</text:span></text:p>
            <text:p text:style-name="P2"><text:span text:style-name="T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Домашняя наработка (hw6)</text:p>
          </draw:text-box>
        </draw:frame>
        <draw:frame presentation:style-name="pr5" draw:text-style-name="P11" draw:layer="layout" svg:width="25.199cm" svg:height="12.179cm" svg:x="1.4cm" svg:y="5.263cm" presentation:class="subtitle" presentation:user-transformed="true">
          <draw:text-box>
            <text:p text:style-name="P11">Устойчивая k-я порядковая статистика:</text:p>
            <text:p text:style-name="P11"><text:span text:style-name="T5"/></text:p>
            <text:p text:style-name="P11"><text:span text:style-name="T5">template &lt;typename T&gt; </text:span></text:p>
            <text:p text:style-name="P11"><text:span text:style-name="T5">T kth_element (T *arr, int n, int k);</text:span></text:p>
            <text:p text:style-name="P11"><text:span text:style-name="T5"/></text:p>
            <text:p text:style-name="P11"><text:span text:style-name="T5">k = 0 =&gt; min</text:span></text:p>
            <text:p text:style-name="P11"><text:span text:style-name="T5">k = n – 1 =&gt; ma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Перегрузка шаблонных функций</text:p>
          </draw:text-box>
        </draw:frame>
        <draw:frame presentation:style-name="pr5" draw:text-style-name="P12" draw:layer="layout" svg:width="25.199cm" svg:height="12.179cm" svg:x="1.4cm" svg:y="4.914cm" presentation:class="subtitle" presentation:user-transformed="true">
          <draw:text-box>
            <text:p text:style-name="P12"><text:span text:style-name="T14">// (1) overload for int</text:span></text:p>
            <text:p text:style-name="P12"><text:span text:style-name="T14">int sortpp (int arr[], int size); // use radix</text:span></text:p>
            <text:p text:style-name="P12"><text:span text:style-name="T14"/></text:p>
            <text:p text:style-name="P12"><text:span text:style-name="T14">// (2) overload for </text:span><text:span text:style-name="T15">any pointers</text:span></text:p>
            <text:p text:style-name="P12"><text:span text:style-name="T14">template &lt;typename T&gt;</text:span></text:p>
            <text:p text:style-name="P12"><text:span text:style-name="T14">int sortpp (</text:span><text:span text:style-name="T16">T*</text:span><text:span text:style-name="T14"> arr[], int size); // still use radix</text:span></text:p>
            <text:p text:style-name="P12"><text:span text:style-name="T14"/></text:p>
            <text:p text:style-name="P12"><text:span text:style-name="T14">// (3) overload for T</text:span></text:p>
            <text:p text:style-name="P12"><text:span text:style-name="T14">template &lt;typename T&gt;</text:span></text:p>
            <text:p text:style-name="P12"><text:span text:style-name="T14">int sortpp (T arr[], int size); // use grail sort (*)</text:span></text:p>
          </draw:text-box>
        </draw:frame>
        <draw:frame presentation:style-name="pr9" draw:text-style-name="P13" draw:layer="layout" svg:width="25.199cm" svg:height="2.744cm" svg:x="0.963cm" svg:y="17.272cm" presentation:class="title" presentation:user-transformed="true">
          <draw:text-box>
            <text:p text:style-name="P13"><text:span text:style-name="T17">(*) Grail sort – алгоритм устойчивой сортировки за O(N logN) <text:s/>с O(1) дополнительной памяти, см. B-C. Huang and M. A. Langston, “Fast Stable Merging and Sorting in Constant Extra Space”, The Computer Journal, Vol. 35, №6, 199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Перегрузка шаблонных функций</text:p>
          </draw:text-box>
        </draw:frame>
        <draw:frame presentation:style-name="pr5" draw:text-style-name="P12" draw:layer="layout" svg:width="25.199cm" svg:height="12.179cm" svg:x="1.217cm" svg:y="4.077cm" presentation:class="subtitle" presentation:user-transformed="true">
          <draw:text-box>
            <text:p text:style-name="P12"><text:span text:style-name="T14"><text:s text:c="2"/></text:span><text:span text:style-name="T14">int ai[] = {1, 2, 3};</text:span></text:p>
            <text:p text:style-name="P12"><text:span text:style-name="T14"><text:s text:c="2"/></text:span><text:span text:style-name="T14">double ad[] = {1.0, 2.0, 3.0};</text:span></text:p>
            <text:p text:style-name="P12"><text:span text:style-name="T14"><text:s text:c="2"/></text:span><text:span text:style-name="T14">double *adp[] = {&amp;ad[0], &amp;ad[1], &amp;ad[2]};</text:span></text:p>
            <text:p text:style-name="P12"><text:span text:style-name="T14"/></text:p>
            <text:p text:style-name="P12"><text:span text:style-name="T14"><text:s text:c="2"/></text:span><text:span text:style-name="T14">sortpp (ai, 3);</text:span></text:p>
            <text:p text:style-name="P12"><text:span text:style-name="T14"><text:s text:c="2"/></text:span><text:span text:style-name="T14">sortpp (ad, 3);</text:span></text:p>
            <text:p text:style-name="P12"><text:span text:style-name="T14"><text:s text:c="2"/></text:span><text:span text:style-name="T14">sortpp (adp, 3);</text:span></text:p>
            <text:p text:style-name="P12"><text:span text:style-name="T14"><text:s text:c="2"/></text:span><text:span text:style-name="T14">sortpp&lt;int&gt; (ai, 3);</text:span></text:p>
            <text:p text:style-name="P12"><text:span text:style-name="T14"><text:s text:c="2"/></text:span><text:span text:style-name="T14">sortpp&lt;double*&gt; (adp, 3);</text:span></text:p>
          </draw:text-box>
        </draw:frame>
        <draw:frame presentation:style-name="pr4" draw:text-style-name="P7" draw:layer="layout" svg:width="25.199cm" svg:height="3.506cm" svg:x="1.27cm" svg:y="15.748cm" presentation:class="title" presentation:user-transformed="true">
          <draw:text-box>
            <text:p text:style-name="P7"><text:span text:style-name="T8">Какие функции будут вызваны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Перегрузка шаблонных функций</text:p>
          </draw:text-box>
        </draw:frame>
        <draw:frame presentation:style-name="pr5" draw:text-style-name="P12" draw:layer="layout" svg:width="25.199cm" svg:height="12.179cm" svg:x="1.217cm" svg:y="4.077cm" presentation:class="subtitle" presentation:user-transformed="true">
          <draw:text-box>
            <text:p text:style-name="P12"><text:span text:style-name="T14"><text:s text:c="2"/></text:span><text:span text:style-name="T14">int ai[] = {1, 2, 3};</text:span></text:p>
            <text:p text:style-name="P12"><text:span text:style-name="T14"><text:s text:c="2"/></text:span><text:span text:style-name="T14">double ad[] = {1.0, 2.0, 3.0};</text:span></text:p>
            <text:p text:style-name="P12"><text:span text:style-name="T14"><text:s text:c="2"/></text:span><text:span text:style-name="T14">double *adp[] = {&amp;ad[0], &amp;ad[1], &amp;ad[2]};</text:span></text:p>
            <text:p text:style-name="P12"><text:span text:style-name="T14"/></text:p>
            <text:p text:style-name="P12"><text:span text:style-name="T14"><text:s text:c="2"/></text:span><text:span text:style-name="T14">sortpp (ai, 3); <text:s text:c="17"/>(1)</text:span></text:p>
            <text:p text:style-name="P12"><text:span text:style-name="T14"><text:s text:c="2"/></text:span><text:span text:style-name="T14">sortpp (ad, 3); <text:s text:c="17"/>(3)</text:span></text:p>
            <text:p text:style-name="P12"><text:span text:style-name="T14"><text:s text:c="2"/></text:span><text:span text:style-name="T14">sortpp (adp, 3); <text:s text:c="16"/>(2)</text:span></text:p>
            <text:p text:style-name="P12"><text:span text:style-name="T14"><text:s text:c="2"/></text:span><text:span text:style-name="T14">sortpp&lt;int&gt; (ai, 3); <text:s text:c="12"/>(3)</text:span></text:p>
            <text:p text:style-name="P12"><text:span text:style-name="T14"><text:s text:c="2"/></text:span><text:span text:style-name="T14">sortpp&lt;double*&gt; (adp, 3); <text:s text:c="7"/>(3)</text:span></text:p>
          </draw:text-box>
        </draw:frame>
        <draw:frame presentation:style-name="pr4" draw:text-style-name="P14" draw:layer="layout" svg:width="25.199cm" svg:height="3.506cm" svg:x="1.271cm" svg:y="15.748cm" presentation:class="title" presentation:user-transformed="true">
          <draw:text-box>
            <text:p text:style-name="P14"><text:span text:style-name="T18">Как в последнем случае вызвать (2)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Перегрузка шаблонных функций</text:p>
          </draw:text-box>
        </draw:frame>
        <draw:frame presentation:style-name="pr5" draw:text-style-name="P12" draw:layer="layout" svg:width="25.199cm" svg:height="12.179cm" svg:x="1.217cm" svg:y="4.077cm" presentation:class="subtitle" presentation:user-transformed="true">
          <draw:text-box>
            <text:p text:style-name="P12"><text:span text:style-name="T14"><text:s text:c="2"/></text:span><text:span text:style-name="T14">int ai[] = {1, 2, 3};</text:span></text:p>
            <text:p text:style-name="P12"><text:span text:style-name="T14"><text:s text:c="2"/></text:span><text:span text:style-name="T14">double ad[] = {1.0, 2.0, 3.0};</text:span></text:p>
            <text:p text:style-name="P12"><text:span text:style-name="T14"><text:s text:c="2"/></text:span><text:span text:style-name="T14">double *adp[] = {&amp;ad[0], &amp;ad[1], &amp;ad[2]};</text:span></text:p>
            <text:p text:style-name="P12"><text:span text:style-name="T14"/></text:p>
            <text:p text:style-name="P12"><text:span text:style-name="T14"><text:s text:c="2"/></text:span><text:span text:style-name="T14">sortpp (ai, 3); <text:s text:c="17"/>(1)</text:span></text:p>
            <text:p text:style-name="P12"><text:span text:style-name="T14"><text:s text:c="2"/></text:span><text:span text:style-name="T14">sortpp (ad, 3); <text:s text:c="17"/>(3)</text:span></text:p>
            <text:p text:style-name="P12"><text:span text:style-name="T14"><text:s text:c="2"/></text:span><text:span text:style-name="T14">sortpp (adp, 3); <text:s text:c="16"/>(2)</text:span></text:p>
            <text:p text:style-name="P12"><text:span text:style-name="T14"><text:s text:c="2"/></text:span><text:span text:style-name="T14">sortpp&lt;int&gt; (ai, 3); <text:s text:c="12"/>(3)</text:span></text:p>
            <text:p text:style-name="P12"><text:span text:style-name="T14"><text:s text:c="2"/></text:span><text:span text:style-name="T14">sortpp&lt;</text:span><text:span text:style-name="T19">double</text:span><text:span text:style-name="T14">&gt; (adp, 3); <text:s text:c="8"/></text:span><text:span text:style-name="T19">(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frame presentation:style-name="pr10" draw:layer="layout" svg:width="25.199cm" svg:height="2.49cm" svg:x="1.524cm" svg:y="0.304cm" presentation:class="title" presentation:user-transformed="true">
          <draw:text-box>
            <text:p>Два полиморфизма</text:p>
          </draw:text-box>
        </draw:frame>
        <draw:frame presentation:style-name="pr11" draw:text-style-name="P12" draw:layer="layout" svg:width="21.897cm" svg:height="7.366cm" svg:x="4.064cm" svg:y="3.81cm" presentation:class="subtitle" presentation:user-transformed="true">
          <draw:text-box>
            <text:p text:style-name="P12"><text:span text:style-name="T20">double get_distance (const ICelestialBody &amp;lhs, </text:span></text:p>
            <text:p text:style-name="P12"><text:span text:style-name="T20"><text:s text:c="21"/></text:span><text:span text:style-name="T20">const </text:span><text:span text:style-name="T20">ICelestialBody</text:span><text:span text:style-name="T20"> &amp;rhs) {</text:span></text:p>
            <text:p text:style-name="P12"><text:span text:style-name="T14"><text:s text:c="2"/></text:span><text:span text:style-name="T14">double xdist = lhs.get_x() - rhs.get_x();</text:span></text:p>
            <text:p text:style-name="P12"><text:span text:style-name="T14"><text:s text:c="2"/></text:span><text:span text:style-name="T14">double ydist = lhs.get_y() - rhs.get_y();</text:span></text:p>
            <text:p text:style-name="P12"><text:span text:style-name="T14"><text:s text:c="2"/></text:span><text:span text:style-name="T14">return sqrt (xdist*xdist + ydist*ydist);</text:span></text:p>
            <text:p text:style-name="P12"><text:span text:style-name="T14">}</text:span></text:p>
          </draw:text-box>
        </draw:frame>
        <draw:frame presentation:style-name="pr11" draw:text-style-name="P12" draw:layer="layout" svg:width="19.865cm" svg:height="7.366cm" svg:x="4.064cm" svg:y="12.954cm">
          <draw:text-box>
            <text:p text:style-name="P12"><text:span text:style-name="T21">template &lt;typename T&gt; double</text:span></text:p>
            <text:p text:style-name="P12"><text:span text:style-name="T21">get_distance (const T &amp;lhs, const T &amp;rhs) {</text:span></text:p>
            <text:p text:style-name="P12"><text:span text:style-name="T14"><text:s text:c="2"/></text:span><text:span text:style-name="T14">double xdist = lhs.get_x() - rhs.get_x();</text:span></text:p>
            <text:p text:style-name="P12"><text:span text:style-name="T14"><text:s text:c="2"/></text:span><text:span text:style-name="T14">double ydist = lhs.get_y() - rhs.get_y();</text:span></text:p>
            <text:p text:style-name="P12"><text:span text:style-name="T14"><text:s text:c="2"/></text:span><text:span text:style-name="T14">return sqrt (xdist*xdist + ydist*ydist);</text:span></text:p>
            <text:p text:style-name="P12"><text:span text:style-name="T14">}</text:span></text:p>
          </draw:text-box>
        </draw:frame>
        <draw:frame presentation:style-name="pr10" draw:layer="layout" svg:width="3.101cm" svg:height="2.49cm" svg:x="0.455cm" svg:y="5.08cm" presentation:class="title" presentation:user-transformed="true">
          <draw:text-box>
            <text:p>(1)</text:p>
          </draw:text-box>
        </draw:frame>
        <draw:frame presentation:style-name="pr10" draw:layer="layout" svg:width="3.101cm" svg:height="2.49cm" svg:x="0.254cm" svg:y="14.528cm" presentation:class="title" presentation:user-transformed="true">
          <draw:text-box>
            <text:p>(2)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Динамический полиморфизм</text:p>
          </draw:text-box>
        </draw:frame>
        <draw:frame presentation:style-name="pr2" draw:layer="layout" svg:width="25.199cm" svg:height="6.77cm" svg:x="1.217cm" svg:y="5.08cm" presentation:class="outline" presentation:user-transformed="true">
          <draw:text-box>
            <text:list text:style-name="L2">
              <text:list-item>
                <text:p>Виртуальные таблицы (расходы на вызов по указателю)</text:p>
              </text:list-item>
              <text:list-item>
                <text:p>Номинативная типизация</text:p>
              </text:list-item>
              <text:list-item>
                <text:p>Явный интерфейс</text:p>
              </text:list-item>
            </text:list>
          </draw:text-box>
        </draw:frame>
        <draw:frame presentation:style-name="pr12" draw:text-style-name="P12" draw:layer="layout" svg:width="25.199cm" svg:height="7.918cm" svg:x="1.471cm" svg:y="11.662cm" presentation:class="title" presentation:user-transformed="true">
          <draw:text-box>
            <text:p text:style-name="P12"><text:span text:style-name="T14">struct ICelestialBody {</text:span></text:p>
            <text:p text:style-name="P12"><text:span text:style-name="T14"><text:s text:c="2"/></text:span><text:span text:style-name="T14">virtual double get_x () const = 0;</text:span></text:p>
            <text:p text:style-name="P12"><text:span text:style-name="T14"><text:s text:c="2"/></text:span><text:span text:style-name="T14">virtual double get_y () const = 0;</text:span><text:span text:style-name="T14"><text:line-break/></text:span><text:span text:style-name="T14"> <text:s/>...</text:span><text:span text:style-name="T14"><text:line-break/></text:span><text:span text:style-name="T14">};</text:span><text:span text:style-name="T14"><text:line-break/></text:span><text:span text:style-name="T14">class SpaceShip : public ICelestialBody { /* ..... */ };</text:span><text:span text:style-name="T14"><text:line-break/></text:span><text:span text:style-name="T14">class Planet : public ICelestialBody { /* ..... */ 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Статический полиморфизм</text:p>
          </draw:text-box>
        </draw:frame>
        <draw:frame presentation:style-name="pr2" draw:layer="layout" svg:width="25.199cm" svg:height="6.77cm" svg:x="1.4cm" svg:y="4.406cm" presentation:class="outline" presentation:user-transformed="true">
          <draw:text-box>
            <text:list text:style-name="L2">
              <text:list-item>
                <text:p>Инстанцирование (и в связи с ним увеличение размера кода)</text:p>
              </text:list-item>
              <text:list-item>
                <text:p>“Утиная” типизация</text:p>
              </text:list-item>
              <text:list-item>
                <text:p>Неявный интерфейс (*)</text:p>
              </text:list-item>
            </text:list>
          </draw:text-box>
        </draw:frame>
        <draw:frame presentation:style-name="pr13" draw:text-style-name="P12" draw:layer="layout" svg:width="9.959cm" svg:height="6.787cm" svg:x="2.487cm" svg:y="11.043cm" presentation:class="title" presentation:user-transformed="true">
          <draw:text-box>
            <text:p text:style-name="P12"><text:span text:style-name="T14">class SpaceShip { </text:span><text:span text:style-name="T14"><text:line-break/></text:span><text:span text:style-name="T14">/* .... */</text:span><text:span text:style-name="T14"><text:line-break/></text:span><text:span text:style-name="T14">public:</text:span><text:span text:style-name="T14"><text:line-break/></text:span><text:span text:style-name="T14"> <text:s/>double get_x ();</text:span><text:span text:style-name="T14"><text:line-break/></text:span><text:span text:style-name="T14"> <text:s/>double get_y ();</text:span><text:span text:style-name="T14"><text:line-break/></text:span><text:span text:style-name="T14">};</text:span></text:p>
          </draw:text-box>
        </draw:frame>
        <draw:frame presentation:style-name="pr13" draw:text-style-name="P12" draw:layer="layout" svg:width="9.959cm" svg:height="6.787cm" svg:x="14.679cm" svg:y="10.922cm" presentation:class="title" presentation:user-transformed="true">
          <draw:text-box>
            <text:p text:style-name="P12"><text:span text:style-name="T14">class Planet { </text:span><text:span text:style-name="T14"><text:line-break/></text:span><text:span text:style-name="T14">/* .... */</text:span><text:span text:style-name="T14"><text:line-break/></text:span><text:span text:style-name="T14">public:</text:span><text:span text:style-name="T14"><text:line-break/></text:span><text:span text:style-name="T14"> <text:s/>double get_x ();</text:span><text:span text:style-name="T14"><text:line-break/></text:span><text:span text:style-name="T14"> <text:s/>double get_y ();</text:span><text:span text:style-name="T14"><text:line-break/></text:span><text:span text:style-name="T14">};</text:span></text:p>
          </draw:text-box>
        </draw:frame>
        <draw:frame presentation:style-name="pr9" draw:text-style-name="P13" draw:layer="layout" svg:width="25.199cm" svg:height="2.744cm" svg:x="0.762cm" svg:y="17.83cm" presentation:class="title" presentation:user-transformed="true">
          <draw:text-box>
            <text:p text:style-name="P13"><text:span text:style-name="T17">(*) В C++ следующих версий появятся возможности сделать его явным, см. например WG21 paper N3351, многое уже есть в GCC и LLV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Обсуждение: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Можно ли привести пример задачи, которая предполагает динамический, но исключает статический полиморфизм?</text:p>
              </text:list-item>
              <text:list-item>
                <text:p>Можно ли привести пример задачи, которая предполагает утиную, но исключает номинативную типизацию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2" svg:font-family="'LM Mono 12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4T18:43:59.864314655</meta:creation-date>
    <dc:date>2016-02-15T01:00:13.556322067</dc:date>
    <meta:editing-duration>PT6H2M26S</meta:editing-duration>
    <meta:editing-cycles>9</meta:editing-cycles>
    <meta:generator>LibreOffice/4.2.8.2$Linux_X86_64 LibreOffice_project/420m0$Build-2</meta:generator>
    <meta:document-statistic meta:object-count="108"/>
  </office:meta>
</office:document-meta>
</file>